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cripts/javascript/Macros/Macro1.js" manifest:media-type=""/>
  <manifest:file-entry manifest:full-path="Scripts/javascript/Macros/parcel-descriptor.xml" manifest:media-type=""/>
  <manifest:file-entry manifest:full-path="Scripts/javascript/Macros/" manifest:media-type="application/binary"/>
  <manifest:file-entry manifest:full-path="Scripts/javascript/" manifest:media-type="application/binary"/>
  <manifest:file-entry manifest:full-path="Scripts/" manifest:media-type="application/binary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69mm"/>
    </style:style>
    <style:style style:name="co2" style:family="table-column">
      <style:table-column-properties fo:break-before="auto" style:column-width="59.65mm"/>
    </style:style>
    <style:style style:name="co3" style:family="table-column">
      <style:table-column-properties fo:break-before="auto" style:column-width="17.13mm"/>
    </style:style>
    <style:style style:name="co4" style:family="table-column">
      <style:table-column-properties fo:break-before="auto" style:column-width="14.92mm"/>
    </style:style>
    <style:style style:name="co5" style:family="table-column">
      <style:table-column-properties fo:break-before="auto" style:column-width="14.64mm"/>
    </style:style>
    <style:style style:name="co6" style:family="table-column">
      <style:table-column-properties fo:break-before="auto" style:column-width="20.18mm"/>
    </style:style>
    <style:style style:name="co7" style:family="table-column">
      <style:table-column-properties fo:break-before="auto" style:column-width="16.86mm"/>
    </style:style>
    <style:style style:name="co8" style:family="table-column">
      <style:table-column-properties fo:break-before="auto" style:column-width="18.52mm"/>
    </style:style>
    <style:style style:name="co9" style:family="table-column">
      <style:table-column-properties fo:break-before="auto" style:column-width="16.03mm"/>
    </style:style>
    <style:style style:name="co10" style:family="table-column">
      <style:table-column-properties fo:break-before="auto" style:column-width="25.42mm"/>
    </style:style>
    <style:style style:name="co11" style:family="table-column">
      <style:table-column-properties fo:break-before="auto" style:column-width="22.67mm"/>
    </style:style>
    <style:style style:name="co12" style:family="table-column">
      <style:table-column-properties fo:break-before="auto" style:column-width="44.79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8.94mm" fo:break-before="auto" style:use-optimal-row-height="true"/>
    </style:style>
    <style:style style:name="ro2" style:family="table-row">
      <style:table-row-properties style:row-height="4.74mm" fo:break-before="auto" style:use-optimal-row-height="true"/>
    </style:style>
    <style:style style:name="ro3" style:family="table-row">
      <style:table-row-properties style:row-height="4.73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ce6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mm"/>
    </style:style>
    <style:style style:name="ce8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mm"/>
    </style:style>
    <style:style style:name="ce9" style:family="table-cell" style:parent-style-name="Default" style:data-style-name="N2">
      <style:table-cell-properties style:text-align-source="fix" style:repeat-content="false" fo:wrap-option="wrap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2">
      <style:table-cell-properties fo:border="0.74pt solid #000000"/>
    </style:style>
    <style:style style:name="ce11" style:family="table-cell" style:parent-style-name="Default" style:data-style-name="N2">
      <style:table-cell-properties style:text-align-source="fix" style:repeat-content="false" fo:wrap-option="wrap"/>
      <style:paragraph-properties fo:text-align="center" fo:margin-left="0mm"/>
    </style:style>
    <style:style style:name="ce12" style:family="table-cell" style:parent-style-name="Default" style:data-style-name="N108">
      <style:table-cell-properties style:text-align-source="fix" style:repeat-content="false" fo:wrap-option="wrap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08">
      <style:table-cell-properties style:text-align-source="fix" style:repeat-content="false" fo:wrap-option="wrap" fo:border="0.74pt solid #000000"/>
      <style:paragraph-properties fo:text-align="center" fo:margin-left="0mm"/>
    </style:style>
    <style:style style:name="ce14" style:family="table-cell" style:parent-style-name="Default" style:data-style-name="N108"/>
    <style:style style:name="ce15" style:family="table-cell" style:parent-style-name="Default" style:data-style-name="N108">
      <style:table-cell-properties style:text-align-source="fix" style:repeat-content="false" fo:wrap-option="wrap"/>
      <style:paragraph-properties fo:text-align="center" fo:margin-left="0mm"/>
    </style:style>
    <style:style style:name="ce16" style:family="table-cell" style:parent-style-name="Default">
      <style:table-cell-properties fo:border="0.74pt solid #000000"/>
    </style:style>
    <style:style style:name="ce17" style:family="table-cell" style:parent-style-name="Default" style:data-style-name="N110">
      <style:table-cell-properties style:text-align-source="fix" style:repeat-content="false" fo:wrap-option="wrap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 style:data-style-name="N110">
      <style:table-cell-properties style:text-align-source="fix" style:repeat-content="false" fo:wrap-option="wrap" fo:border="0.74pt solid #000000"/>
      <style:paragraph-properties fo:text-align="center" fo:margin-left="0mm"/>
    </style:style>
    <style:style style:name="ce19" style:family="table-cell" style:parent-style-name="Default" style:data-style-name="N110">
      <style:table-cell-properties style:text-align-source="fix" style:repeat-content="false" fo:background-color="transparent" fo:wrap-option="wrap" fo:border="0.74pt solid #000000"/>
      <style:paragraph-properties fo:text-align="center" fo:margin-left="0mm"/>
    </style:style>
    <style:style style:name="ce20" style:family="table-cell" style:parent-style-name="Default" style:data-style-name="N110">
      <style:table-cell-properties fo:background-color="#ffff00" style:text-align-source="fix" style:repeat-content="false" fo:wrap-option="wrap" fo:border="0.74pt solid #000000"/>
      <style:paragraph-properties fo:text-align="center" fo:margin-left="0mm"/>
    </style:style>
    <style:style style:name="ce21" style:family="table-cell" style:parent-style-name="Default" style:data-style-name="N110"/>
    <style:style style:name="ce22" style:family="table-cell" style:parent-style-name="Default" style:data-style-name="N110">
      <style:table-cell-properties style:text-align-source="fix" style:repeat-content="false" fo:wrap-option="wrap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 fo:background-color="transparent" fo:wrap-option="wrap" fo:border="0.74pt solid #000000"/>
      <style:paragraph-properties fo:text-align="center" fo:margin-left="0mm"/>
    </style:style>
    <style:style style:name="ce24" style:family="table-cell" style:parent-style-name="Default">
      <style:table-cell-properties fo:background-color="#ffff00" style:text-align-source="fix" style:repeat-content="false" fo:wrap-option="wrap" fo:border="0.74pt solid #000000"/>
      <style:paragraph-properties fo:text-align="center" fo:margin-left="0mm"/>
    </style:style>
  </office:automatic-styles>
  <office:body>
    <office:spreadsheet>
      <table:table table:name="Hoja1" table:style-name="ta1" table:print="false">
        <table:table-column table:style-name="co1" table:default-cell-style-name="ce3"/>
        <table:table-column table:style-name="co2" table:default-cell-style-name="ce5"/>
        <table:table-column table:style-name="co3" table:default-cell-style-name="ce3"/>
        <table:table-column table:style-name="co4" table:default-cell-style-name="ce8"/>
        <table:table-column table:style-name="co5" table:default-cell-style-name="ce3"/>
        <table:table-column table:style-name="co6" table:default-cell-style-name="ce3"/>
        <table:table-column table:style-name="co7" table:default-cell-style-name="ce8"/>
        <table:table-column table:style-name="co8" table:number-columns-repeated="2" table:default-cell-style-name="ce3"/>
        <table:table-column table:style-name="co9" table:default-cell-style-name="ce11"/>
        <table:table-column table:style-name="co10" table:default-cell-style-name="ce15"/>
        <table:table-column table:style-name="co8" table:default-cell-style-name="ce3"/>
        <table:table-column table:style-name="co11" table:number-columns-repeated="2" table:default-cell-style-name="ce15"/>
        <table:table-column table:style-name="co12" table:default-cell-style-name="ce22"/>
        <table:table-column table:style-name="co11" table:number-columns-repeated="1001" table:default-cell-style-name="ce3"/>
        <table:table-column table:style-name="co11" table:number-columns-repeated="8" table:default-cell-style-name="Default"/>
        <table:table-row table:style-name="ro1">
          <table:table-cell table:style-name="ce1" office:value-type="string" calcext:value-type="string">
            <text:p>Signal Number</text:p>
          </table:table-cell>
          <table:table-cell table:style-name="ce1" office:value-type="string" calcext:value-type="string">
            <text:p>Signal Description</text:p>
          </table:table-cell>
          <table:table-cell table:style-name="ce1" office:value-type="string" calcext:value-type="string">
            <text:p>Size/bits</text:p>
          </table:table-cell>
          <table:table-cell table:style-name="ce6" office:value-type="string" calcext:value-type="string">
            <text:p>J/ms</text:p>
          </table:table-cell>
          <table:table-cell table:style-name="ce1" office:value-type="string" calcext:value-type="string">
            <text:p>T/ms</text:p>
          </table:table-cell>
          <table:table-cell table:style-name="ce1" office:value-type="string" calcext:value-type="string">
            <text:p>Periodic / Sporadic</text:p>
          </table:table-cell>
          <table:table-cell table:style-name="ce6" office:value-type="string" calcext:value-type="string">
            <text:p>D/ms</text:p>
          </table:table-cell>
          <table:table-cell table:style-name="ce1" office:value-type="string" calcext:value-type="string">
            <text:p>From</text:p>
          </table:table-cell>
          <table:table-cell table:style-name="ce1" office:value-type="string" calcext:value-type="string">
            <text:p>To</text:p>
          </table:table-cell>
          <table:table-cell table:style-name="ce9" office:value-type="string" calcext:value-type="string">
            <text:p>D – J</text:p>
          </table:table-cell>
          <table:table-cell table:style-name="ce12" office:value-type="string" calcext:value-type="string">
            <text:p>Ck para 1Mbs</text:p>
          </table:table-cell>
          <table:table-cell table:style-name="ce1" office:value-type="string" calcext:value-type="string">
            <text:p>Bm para 1Mbs</text:p>
          </table:table-cell>
          <table:table-cell table:style-name="ce12" office:value-type="string" calcext:value-type="string">
            <text:p>Wm para 1Mbs</text:p>
          </table:table-cell>
          <table:table-cell table:style-name="ce12" office:value-type="string" calcext:value-type="string">
            <text:p>Rm para 1Mbs</text:p>
          </table:table-cell>
          <table:table-cell table:style-name="ce17"/>
          <table:table-cell table:style-name="ce1" table:number-columns-repeated="1001"/>
          <table:table-cell table:number-columns-repeated="8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Hi&amp;Lo Contactor Open/Close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1" calcext:value-type="float">
            <text:p>0,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7" office:value-type="float" office:value="5" calcext:value-type="float">
            <text:p>5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2]-[.D2]" office:value-type="float" office:value="4.9" calcext:value-type="float">
            <text:p>4,90</text:p>
          </table:table-cell>
          <table:table-cell table:style-name="ce13" table:formula="of:=(47 + 8*[.$C2] + INT((34 + 8*[.$C2])/5))*[.O$7]" office:value-type="float" office:value="0.063" calcext:value-type="float">
            <text:p>0,06300</text:p>
          </table:table-cell>
          <table:table-cell table:style-name="ce16" table:formula="of:=130*[.$O$7]" office:value-type="float" office:value="0.13" calcext:value-type="float">
            <text:p>0,13</text:p>
          </table:table-cell>
          <table:table-cell table:style-name="ce13" table:formula="of:=130*[.$O$7]" office:value-type="float" office:value="0.13" calcext:value-type="float">
            <text:p>0,13000</text:p>
          </table:table-cell>
          <table:table-cell table:style-name="ce13" table:formula="of:= [.M2] + [.K2]" office:value-type="float" office:value="0.193" calcext:value-type="float">
            <text:p>0,19300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Brake Pressure, Line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2" calcext:value-type="float">
            <text:p>0,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P</text:p>
          </table:table-cell>
          <table:table-cell table:style-name="ce7" office:value-type="float" office:value="5" calcext:value-type="float">
            <text:p>5</text:p>
          </table:table-cell>
          <table:table-cell table:style-name="ce2" office:value-type="string" calcext:value-type="string">
            <text:p>Brakes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3]-[.D3]" office:value-type="float" office:value="4.8" calcext:value-type="float">
            <text:p>4,80</text:p>
          </table:table-cell>
          <table:table-cell table:style-name="ce13" table:formula="of:=(47 + 8*[.$C3] + INT((34 + 8*[.$C3])/5))*[.O$7]" office:value-type="float" office:value="0.063" calcext:value-type="float">
            <text:p>0,06300</text:p>
          </table:table-cell>
          <table:table-cell table:style-name="ce16" table:formula="of:=130*[.$O$7]" office:value-type="float" office:value="0.13" calcext:value-type="float">
            <text:p>0,13</text:p>
          </table:table-cell>
          <table:table-cell table:style-name="ce13" office:value-type="float" office:value="0.386" calcext:value-type="float">
            <text:p>0,38600</text:p>
          </table:table-cell>
          <table:table-cell table:style-name="ce13" table:formula="of:= [.M3] + [.K3]" office:value-type="float" office:value="0.449" calcext:value-type="float">
            <text:p>0,44900</text:p>
          </table:table-cell>
          <table:table-cell table:style-name="ce18" office:value-type="string" calcext:value-type="string">
            <text:p>Tiempo por bit</text:p>
          </table:table-cell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4" office:value-type="string" calcext:value-type="string">
            <text:p>Processed Motor Speed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2" calcext:value-type="float">
            <text:p>0,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P</text:p>
          </table:table-cell>
          <table:table-cell table:style-name="ce7" office:value-type="float" office:value="5" calcext:value-type="float">
            <text:p>5</text:p>
          </table:table-cell>
          <table:table-cell table:style-name="ce2" office:value-type="string" calcext:value-type="string">
            <text:p>I/M C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4]-[.D4]" office:value-type="float" office:value="4.8" calcext:value-type="float">
            <text:p>4,80</text:p>
          </table:table-cell>
          <table:table-cell table:style-name="ce13" table:formula="of:=(47 + 8*[.$C4] + INT((34 + 8*[.$C4])/5))*[.O$7]" office:value-type="float" office:value="0.063" calcext:value-type="float">
            <text:p>0,06300</text:p>
          </table:table-cell>
          <table:table-cell table:style-name="ce16" table:formula="of:=130*[.$O$7]" office:value-type="float" office:value="0.13" calcext:value-type="float">
            <text:p>0,13</text:p>
          </table:table-cell>
          <table:table-cell table:style-name="ce13" table:formula="of:=SUMARRANGO([.$O$5]; [.$M$2:.M3])" office:value-type="float" office:value="0.256" calcext:value-type="float">
            <text:p>0,25600</text:p>
          </table:table-cell>
          <table:table-cell table:style-name="ce13" table:formula="of:= [.M4] + [.K4]" office:value-type="float" office:value="0.319" calcext:value-type="float">
            <text:p>0,31900</text:p>
          </table:table-cell>
          <table:table-cell table:style-name="ce19" office:value-type="float" office:value="0.008" calcext:value-type="float">
            <text:p>0,008000</text:p>
          </table:table-cell>
          <table:table-cell table:style-name="ce23" office:value-type="string" calcext:value-type="string">
            <text:p>125Kb/s</text:p>
          </table:table-cell>
          <table:table-cell table:style-name="ce2" table:number-columns-repeated="1000"/>
          <table:table-cell table:number-columns-repeated="8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Torque Command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2" calcext:value-type="float">
            <text:p>0,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P</text:p>
          </table:table-cell>
          <table:table-cell table:style-name="ce7" office:value-type="float" office:value="5" calcext:value-type="float">
            <text:p>5</text:p>
          </table:table-cell>
          <table:table-cell table:style-name="ce2" office:value-type="string" calcext:value-type="string">
            <text:p>V/C</text:p>
          </table:table-cell>
          <table:table-cell table:style-name="ce2" office:value-type="string" calcext:value-type="string">
            <text:p>I/M C</text:p>
          </table:table-cell>
          <table:table-cell table:style-name="ce10" table:formula="of:=[.G5]-[.D5]" office:value-type="float" office:value="4.8" calcext:value-type="float">
            <text:p>4,80</text:p>
          </table:table-cell>
          <table:table-cell table:style-name="ce13" table:formula="of:=(47 + 8*[.$C5] + INT((34 + 8*[.$C5])/5))*[.O$7]" office:value-type="float" office:value="0.063" calcext:value-type="float">
            <text:p>0,06300</text:p>
          </table:table-cell>
          <table:table-cell table:style-name="ce16" table:formula="of:=130*[.$O$7]" office:value-type="float" office:value="0.13" calcext:value-type="float">
            <text:p>0,13</text:p>
          </table:table-cell>
          <table:table-cell table:style-name="ce13" table:formula="of:=SUMARRANGO([.$O$5]; [.$M$2:.M4])" office:value-type="float" office:value="0.319" calcext:value-type="float">
            <text:p>0,31900</text:p>
          </table:table-cell>
          <table:table-cell table:style-name="ce13" table:formula="of:= [.M5] + [.K5]" office:value-type="float" office:value="0.382" calcext:value-type="float">
            <text:p>0,38200</text:p>
          </table:table-cell>
          <table:table-cell table:style-name="ce19" office:value-type="float" office:value="0.004" calcext:value-type="float">
            <text:p>0,004000</text:p>
          </table:table-cell>
          <table:table-cell table:style-name="ce23" office:value-type="string" calcext:value-type="string">
            <text:p>250Kb/s</text:p>
          </table:table-cell>
          <table:table-cell table:style-name="ce2" table:number-columns-repeated="1000"/>
          <table:table-cell table:number-columns-repeated="8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Brake Pressure, Master Cylinder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1" calcext:value-type="float">
            <text:p>0,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P</text:p>
          </table:table-cell>
          <table:table-cell table:style-name="ce7" office:value-type="float" office:value="5" calcext:value-type="float">
            <text:p>5</text:p>
          </table:table-cell>
          <table:table-cell table:style-name="ce2" office:value-type="string" calcext:value-type="string">
            <text:p>Brakes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6]-[.D6]" office:value-type="float" office:value="4.9" calcext:value-type="float">
            <text:p>4,90</text:p>
          </table:table-cell>
          <table:table-cell table:style-name="ce13" table:formula="of:=(47 + 8*[.$C6] + INT((34 + 8*[.$C6])/5))*[.O$7]" office:value-type="float" office:value="0.063" calcext:value-type="float">
            <text:p>0,06300</text:p>
          </table:table-cell>
          <table:table-cell table:style-name="ce16" table:formula="of:=130*[.$O$7]" office:value-type="float" office:value="0.13" calcext:value-type="float">
            <text:p>0,13</text:p>
          </table:table-cell>
          <table:table-cell table:style-name="ce13" table:formula="of:=SUMARRANGO([.$O$5]; [.$M$2:.M5])" office:value-type="float" office:value="0.382" calcext:value-type="float">
            <text:p>0,38200</text:p>
          </table:table-cell>
          <table:table-cell table:style-name="ce13" table:formula="of:= [.M6] + [.K6]" office:value-type="float" office:value="0.445" calcext:value-type="float">
            <text:p>0,44500</text:p>
          </table:table-cell>
          <table:table-cell table:style-name="ce19" office:value-type="float" office:value="0.002" calcext:value-type="float">
            <text:p>0,002000</text:p>
          </table:table-cell>
          <table:table-cell table:style-name="ce23" office:value-type="string" calcext:value-type="string">
            <text:p>500Kb/s</text:p>
          </table:table-cell>
          <table:table-cell table:style-name="ce2" table:number-columns-repeated="1000"/>
          <table:table-cell table:number-columns-repeated="8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Accelerator Position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1" calcext:value-type="float">
            <text:p>0,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P</text:p>
          </table:table-cell>
          <table:table-cell table:style-name="ce7" office:value-type="float" office:value="5" calcext:value-type="float">
            <text:p>5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7]-[.D7]" office:value-type="float" office:value="4.9" calcext:value-type="float">
            <text:p>4,90</text:p>
          </table:table-cell>
          <table:table-cell table:style-name="ce13" table:formula="of:=(47 + 8*[.$C7] + INT((34 + 8*[.$C7])/5))*[.O$7]" office:value-type="float" office:value="0.063" calcext:value-type="float">
            <text:p>0,06300</text:p>
          </table:table-cell>
          <table:table-cell table:style-name="ce16" table:formula="of:=130*[.$O$7]" office:value-type="float" office:value="0.13" calcext:value-type="float">
            <text:p>0,13</text:p>
          </table:table-cell>
          <table:table-cell table:style-name="ce13" table:formula="of:=SUMARRANGO([.$O$5]; [.$M$2:.M6])" office:value-type="float" office:value="0.445" calcext:value-type="float">
            <text:p>0,44500</text:p>
          </table:table-cell>
          <table:table-cell table:style-name="ce13" table:formula="of:= [.M7] + [.K7]" office:value-type="float" office:value="0.508" calcext:value-type="float">
            <text:p>0,50800</text:p>
          </table:table-cell>
          <table:table-cell table:style-name="ce20" office:value-type="float" office:value="0.001" calcext:value-type="float">
            <text:p>0,001000</text:p>
          </table:table-cell>
          <table:table-cell table:style-name="ce24" office:value-type="string" calcext:value-type="string">
            <text:p>1Mb/s</text:p>
          </table:table-cell>
          <table:table-cell table:style-name="ce2" table:number-columns-repeated="1000"/>
          <table:table-cell table:number-columns-repeated="8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Torque Measured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1" calcext:value-type="float">
            <text:p>0,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P</text:p>
          </table:table-cell>
          <table:table-cell table:style-name="ce7" office:value-type="float" office:value="5" calcext:value-type="float">
            <text:p>5</text:p>
          </table:table-cell>
          <table:table-cell table:style-name="ce2" office:value-type="string" calcext:value-type="string">
            <text:p>I/M C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8]-[.D8]" office:value-type="float" office:value="4.9" calcext:value-type="float">
            <text:p>4,90</text:p>
          </table:table-cell>
          <table:table-cell table:style-name="ce13" table:formula="of:=(47 + 8*[.$C8] + INT((34 + 8*[.$C8])/5))*[.O$7]" office:value-type="float" office:value="0.063" calcext:value-type="float">
            <text:p>0,06300</text:p>
          </table:table-cell>
          <table:table-cell table:style-name="ce16" table:formula="of:=130*[.$O$7]" office:value-type="float" office:value="0.13" calcext:value-type="float">
            <text:p>0,13</text:p>
          </table:table-cell>
          <table:table-cell table:style-name="ce13" table:formula="of:=SUMARRANGO([.$O$5]; [.$M$2:.M7])" office:value-type="float" office:value="0.508" calcext:value-type="float">
            <text:p>0,50800</text:p>
          </table:table-cell>
          <table:table-cell table:style-name="ce13" table:formula="of:= [.M8] + [.K8]" office:value-type="float" office:value="0.571" calcext:value-type="float">
            <text:p>0,57100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Transaction Clutch Line Pressure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1" calcext:value-type="float">
            <text:p>0,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P</text:p>
          </table:table-cell>
          <table:table-cell table:style-name="ce7" office:value-type="float" office:value="5" calcext:value-type="float">
            <text:p>5</text:p>
          </table:table-cell>
          <table:table-cell table:style-name="ce2" office:value-type="string" calcext:value-type="string">
            <text:p>Trans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9]-[.D9]" office:value-type="float" office:value="4.9" calcext:value-type="float">
            <text:p>4,90</text:p>
          </table:table-cell>
          <table:table-cell table:style-name="ce13" table:formula="of:=(47 + 8*[.$C9] + INT((34 + 8*[.$C9])/5))*[.O$7]" office:value-type="float" office:value="0.063" calcext:value-type="float">
            <text:p>0,06300</text:p>
          </table:table-cell>
          <table:table-cell table:style-name="ce16" table:formula="of:=130*[.$O$7]" office:value-type="float" office:value="0.13" calcext:value-type="float">
            <text:p>0,13</text:p>
          </table:table-cell>
          <table:table-cell table:style-name="ce13" table:formula="of:=SUMARRANGO([.$O$5]; [.$M$2:.M8])" office:value-type="float" office:value="0.571" calcext:value-type="float">
            <text:p>0,57100</text:p>
          </table:table-cell>
          <table:table-cell table:style-name="ce13" table:formula="of:= [.M9] + [.K9]" office:value-type="float" office:value="0.634" calcext:value-type="float">
            <text:p>0,63400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Clutch Pressure Control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1" calcext:value-type="float">
            <text:p>0,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P</text:p>
          </table:table-cell>
          <table:table-cell table:style-name="ce7" office:value-type="float" office:value="5" calcext:value-type="float">
            <text:p>5</text:p>
          </table:table-cell>
          <table:table-cell table:style-name="ce2" office:value-type="string" calcext:value-type="string">
            <text:p>V/C</text:p>
          </table:table-cell>
          <table:table-cell table:style-name="ce2" office:value-type="string" calcext:value-type="string">
            <text:p>Battery</text:p>
          </table:table-cell>
          <table:table-cell table:style-name="ce10" table:formula="of:=[.G10]-[.D10]" office:value-type="float" office:value="4.9" calcext:value-type="float">
            <text:p>4,90</text:p>
          </table:table-cell>
          <table:table-cell table:style-name="ce13" table:formula="of:=(47 + 8*[.$C10] + INT((34 + 8*[.$C10])/5))*[.O$7]" office:value-type="float" office:value="0.063" calcext:value-type="float">
            <text:p>0,06300</text:p>
          </table:table-cell>
          <table:table-cell table:style-name="ce16" table:formula="of:=130*[.$O$7]" office:value-type="float" office:value="0.13" calcext:value-type="float">
            <text:p>0,13</text:p>
          </table:table-cell>
          <table:table-cell table:style-name="ce13" table:formula="of:=SUMARRANGO([.$O$5]; [.$M$2:.M9])" office:value-type="float" office:value="0.634" calcext:value-type="float">
            <text:p>0,63400</text:p>
          </table:table-cell>
          <table:table-cell table:style-name="ce13" table:formula="of:= [.M10] + [.K10]" office:value-type="float" office:value="0.697" calcext:value-type="float">
            <text:p>0,69700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High Contactor Control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3" calcext:value-type="float">
            <text:p>0,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P</text:p>
          </table:table-cell>
          <table:table-cell table:style-name="ce7" office:value-type="float" office:value="10" calcext:value-type="float">
            <text:p>10</text:p>
          </table:table-cell>
          <table:table-cell table:style-name="ce2" office:value-type="string" calcext:value-type="string">
            <text:p>V/C</text:p>
          </table:table-cell>
          <table:table-cell table:style-name="ce2" office:value-type="string" calcext:value-type="string">
            <text:p>Battery</text:p>
          </table:table-cell>
          <table:table-cell table:style-name="ce10" table:formula="of:=[.G11]-[.D11]" office:value-type="float" office:value="9.7" calcext:value-type="float">
            <text:p>9,70</text:p>
          </table:table-cell>
          <table:table-cell table:style-name="ce13" table:formula="of:=(47 + 8*[.$C11] + INT((34 + 8*[.$C11])/5))*[.O$7]" office:value-type="float" office:value="0.063" calcext:value-type="float">
            <text:p>0,06300</text:p>
          </table:table-cell>
          <table:table-cell table:style-name="ce16" table:formula="of:=130*[.$O$7]" office:value-type="float" office:value="0.13" calcext:value-type="float">
            <text:p>0,13</text:p>
          </table:table-cell>
          <table:table-cell table:style-name="ce13" table:formula="of:=SUMARRANGO([.$O$5]; [.$M$2:.M10])" office:value-type="float" office:value="0.697" calcext:value-type="float">
            <text:p>0,69700</text:p>
          </table:table-cell>
          <table:table-cell table:style-name="ce13" table:formula="of:= [.M11] + [.K11]" office:value-type="float" office:value="0.76" calcext:value-type="float">
            <text:p>0,76000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Low Contactor Control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4" calcext:value-type="float">
            <text:p>0,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P</text:p>
          </table:table-cell>
          <table:table-cell table:style-name="ce7" office:value-type="float" office:value="10" calcext:value-type="float">
            <text:p>10</text:p>
          </table:table-cell>
          <table:table-cell table:style-name="ce2" office:value-type="string" calcext:value-type="string">
            <text:p>V/C</text:p>
          </table:table-cell>
          <table:table-cell table:style-name="ce2" office:value-type="string" calcext:value-type="string">
            <text:p>Battery</text:p>
          </table:table-cell>
          <table:table-cell table:style-name="ce10" table:formula="of:=[.G12]-[.D12]" office:value-type="float" office:value="9.6" calcext:value-type="float">
            <text:p>9,60</text:p>
          </table:table-cell>
          <table:table-cell table:style-name="ce13" table:formula="of:=(47 + 8*[.$C12] + INT((34 + 8*[.$C12])/5))*[.O$7]" office:value-type="float" office:value="0.063" calcext:value-type="float">
            <text:p>0,06300</text:p>
          </table:table-cell>
          <table:table-cell table:style-name="ce16" table:formula="of:=130*[.$O$7]" office:value-type="float" office:value="0.13" calcext:value-type="float">
            <text:p>0,13</text:p>
          </table:table-cell>
          <table:table-cell table:style-name="ce13" table:formula="of:=SUMARRANGO([.$O$5]; [.$M$2:.M11])" office:value-type="float" office:value="0.76" calcext:value-type="float">
            <text:p>0,76000</text:p>
          </table:table-cell>
          <table:table-cell table:style-name="ce13" table:formula="of:= [.M12] + [.K12]" office:value-type="float" office:value="0.823" calcext:value-type="float">
            <text:p>0,82300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4" office:value-type="string" calcext:value-type="string">
            <text:p>Main Contactor Acknowledge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.5" calcext:value-type="float">
            <text:p>1,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7" office:value-type="float" office:value="20" calcext:value-type="float">
            <text:p>20</text:p>
          </table:table-cell>
          <table:table-cell table:style-name="ce2" office:value-type="string" calcext:value-type="string">
            <text:p>V/C</text:p>
          </table:table-cell>
          <table:table-cell table:style-name="ce2" office:value-type="string" calcext:value-type="string">
            <text:p>I/M C</text:p>
          </table:table-cell>
          <table:table-cell table:style-name="ce10" table:formula="of:=[.G13]-[.D13]" office:value-type="float" office:value="18.5" calcext:value-type="float">
            <text:p>18,50</text:p>
          </table:table-cell>
          <table:table-cell table:style-name="ce13" table:formula="of:=(47 + 8*[.$C13] + INT((34 + 8*[.$C13])/5))*[.O$7]" office:value-type="float" office:value="0.063" calcext:value-type="float">
            <text:p>0,06300</text:p>
          </table:table-cell>
          <table:table-cell table:style-name="ce16" table:formula="of:=130*[.$O$7]" office:value-type="float" office:value="0.13" calcext:value-type="float">
            <text:p>0,13</text:p>
          </table:table-cell>
          <table:table-cell table:style-name="ce13" table:formula="of:=SUMARRANGO([.$O$5]; [.$M$2:.M12])" office:value-type="float" office:value="0.823" calcext:value-type="float">
            <text:p>0,82300</text:p>
          </table:table-cell>
          <table:table-cell table:style-name="ce13" table:formula="of:= [.M13] + [.K13]" office:value-type="float" office:value="0.886" calcext:value-type="float">
            <text:p>0,88600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4" office:value-type="string" calcext:value-type="string">
            <text:p>Shift in Progress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.4" calcext:value-type="float">
            <text:p>1,4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7" office:value-type="float" office:value="20" calcext:value-type="float">
            <text:p>20</text:p>
          </table:table-cell>
          <table:table-cell table:style-name="ce2" office:value-type="string" calcext:value-type="string">
            <text:p>V/C</text:p>
          </table:table-cell>
          <table:table-cell table:style-name="ce2" office:value-type="string" calcext:value-type="string">
            <text:p>I/M C</text:p>
          </table:table-cell>
          <table:table-cell table:style-name="ce10" table:formula="of:=[.G14]-[.D14]" office:value-type="float" office:value="18.6" calcext:value-type="float">
            <text:p>18,60</text:p>
          </table:table-cell>
          <table:table-cell table:style-name="ce13" table:formula="of:=(47 + 8*[.$C14] + INT((34 + 8*[.$C14])/5))*[.O$7]" office:value-type="float" office:value="0.063" calcext:value-type="float">
            <text:p>0,06300</text:p>
          </table:table-cell>
          <table:table-cell table:style-name="ce16" table:formula="of:=130*[.$O$7]" office:value-type="float" office:value="0.13" calcext:value-type="float">
            <text:p>0,13</text:p>
          </table:table-cell>
          <table:table-cell table:style-name="ce13" table:formula="of:=SUMARRANGO([.$O$5]; [.$M$2:.M13])" office:value-type="float" office:value="0.886" calcext:value-type="float">
            <text:p>0,88600</text:p>
          </table:table-cell>
          <table:table-cell table:style-name="ce13" table:formula="of:= [.M14] + [.K14]" office:value-type="float" office:value="0.949" calcext:value-type="float">
            <text:p>0,94900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Idle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.3" calcext:value-type="float">
            <text:p>1,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7" office:value-type="float" office:value="20" calcext:value-type="float">
            <text:p>20</text:p>
          </table:table-cell>
          <table:table-cell table:style-name="ce2" office:value-type="string" calcext:value-type="string">
            <text:p>V/C</text:p>
          </table:table-cell>
          <table:table-cell table:style-name="ce2" office:value-type="string" calcext:value-type="string">
            <text:p>I/M C</text:p>
          </table:table-cell>
          <table:table-cell table:style-name="ce10" table:formula="of:=[.G15]-[.D15]" office:value-type="float" office:value="18.7" calcext:value-type="float">
            <text:p>18,70</text:p>
          </table:table-cell>
          <table:table-cell table:style-name="ce13" table:formula="of:=(47 + 8*[.$C15] + INT((34 + 8*[.$C15])/5))*[.O$7]" office:value-type="float" office:value="0.063" calcext:value-type="float">
            <text:p>0,06300</text:p>
          </table:table-cell>
          <table:table-cell table:style-name="ce16" table:formula="of:=130*[.$O$7]" office:value-type="float" office:value="0.13" calcext:value-type="float">
            <text:p>0,13</text:p>
          </table:table-cell>
          <table:table-cell table:style-name="ce13" table:formula="of:=SUMARRANGO([.$O$5]; [.$M$2:.M14])" office:value-type="float" office:value="0.949" calcext:value-type="float">
            <text:p>0,94900</text:p>
          </table:table-cell>
          <table:table-cell table:style-name="ce13" table:formula="of:= [.M15] + [.K15]" office:value-type="float" office:value="1.012" calcext:value-type="float">
            <text:p>1,01200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4" office:value-type="string" calcext:value-type="string">
            <text:p>FWD/REV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.2" calcext:value-type="float">
            <text:p>1,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7" office:value-type="float" office:value="20" calcext:value-type="float">
            <text:p>20</text:p>
          </table:table-cell>
          <table:table-cell table:style-name="ce2" office:value-type="string" calcext:value-type="string">
            <text:p>V/C</text:p>
          </table:table-cell>
          <table:table-cell table:style-name="ce2" office:value-type="string" calcext:value-type="string">
            <text:p>I/M C</text:p>
          </table:table-cell>
          <table:table-cell table:style-name="ce10" table:formula="of:=[.G16]-[.D16]" office:value-type="float" office:value="18.8" calcext:value-type="float">
            <text:p>18,80</text:p>
          </table:table-cell>
          <table:table-cell table:style-name="ce13" table:formula="of:=(47 + 8*[.$C16] + INT((34 + 8*[.$C16])/5))*[.O$7]" office:value-type="float" office:value="0.063" calcext:value-type="float">
            <text:p>0,06300</text:p>
          </table:table-cell>
          <table:table-cell table:style-name="ce16" table:formula="of:=130*[.$O$7]" office:value-type="float" office:value="0.13" calcext:value-type="float">
            <text:p>0,13</text:p>
          </table:table-cell>
          <table:table-cell table:style-name="ce13" table:formula="of:=SUMARRANGO([.$O$5]; [.$M$2:.M15])" office:value-type="float" office:value="1.012" calcext:value-type="float">
            <text:p>1,01200</text:p>
          </table:table-cell>
          <table:table-cell table:style-name="ce13" table:formula="of:= [.M16] + [.K16]" office:value-type="float" office:value="1.075" calcext:value-type="float">
            <text:p>1,07500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Key Switch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.1" calcext:value-type="float">
            <text:p>1,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7" office:value-type="float" office:value="20" calcext:value-type="float">
            <text:p>20</text:p>
          </table:table-cell>
          <table:table-cell table:style-name="ce2" office:value-type="string" calcext:value-type="string">
            <text:p>V/C</text:p>
          </table:table-cell>
          <table:table-cell table:style-name="ce2" office:value-type="string" calcext:value-type="string">
            <text:p>I/M C</text:p>
          </table:table-cell>
          <table:table-cell table:style-name="ce10" table:formula="of:=[.G17]-[.D17]" office:value-type="float" office:value="18.9" calcext:value-type="float">
            <text:p>18,90</text:p>
          </table:table-cell>
          <table:table-cell table:style-name="ce13" table:formula="of:=(47 + 8*[.$C17] + INT((34 + 8*[.$C17])/5))*[.O$7]" office:value-type="float" office:value="0.063" calcext:value-type="float">
            <text:p>0,06300</text:p>
          </table:table-cell>
          <table:table-cell table:style-name="ce16" table:formula="of:=130*[.$O$7]" office:value-type="float" office:value="0.13" calcext:value-type="float">
            <text:p>0,13</text:p>
          </table:table-cell>
          <table:table-cell table:style-name="ce13" table:formula="of:=SUMARRANGO([.$O$5]; [.$M$2:.M16])" office:value-type="float" office:value="1.075" calcext:value-type="float">
            <text:p>1,07500</text:p>
          </table:table-cell>
          <table:table-cell table:style-name="ce13" table:formula="of:= [.M17] + [.K17]" office:value-type="float" office:value="1.138" calcext:value-type="float">
            <text:p>1,13800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Warning Lights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7" office:value-type="float" office:value="20" calcext:value-type="float">
            <text:p>20</text:p>
          </table:table-cell>
          <table:table-cell table:style-name="ce2" office:value-type="string" calcext:value-type="string">
            <text:p>V/C</text:p>
          </table:table-cell>
          <table:table-cell table:style-name="ce2" office:value-type="string" calcext:value-type="string">
            <text:p>Ins,</text:p>
          </table:table-cell>
          <table:table-cell table:style-name="ce10" table:formula="of:=[.G18]-[.D18]" office:value-type="float" office:value="19" calcext:value-type="float">
            <text:p>19,00</text:p>
          </table:table-cell>
          <table:table-cell table:style-name="ce13" table:formula="of:=(47 + 8*[.$C18] + INT((34 + 8*[.$C18])/5))*[.O$7]" office:value-type="float" office:value="0.063" calcext:value-type="float">
            <text:p>0,06300</text:p>
          </table:table-cell>
          <table:table-cell table:style-name="ce16" table:formula="of:=130*[.$O$7]" office:value-type="float" office:value="0.13" calcext:value-type="float">
            <text:p>0,13</text:p>
          </table:table-cell>
          <table:table-cell table:style-name="ce13" table:formula="of:=SUMARRANGO([.$O$5]; [.$M$2:.M17])" office:value-type="float" office:value="1.138" calcext:value-type="float">
            <text:p>1,13800</text:p>
          </table:table-cell>
          <table:table-cell table:style-name="ce13" table:formula="of:= [.M18] + [.K18]" office:value-type="float" office:value="1.201" calcext:value-type="float">
            <text:p>1,20100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SOC Reset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9" calcext:value-type="float">
            <text:p>0,9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7" office:value-type="float" office:value="20" calcext:value-type="float">
            <text:p>20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19]-[.D19]" office:value-type="float" office:value="19.1" calcext:value-type="float">
            <text:p>19,10</text:p>
          </table:table-cell>
          <table:table-cell table:style-name="ce13" table:formula="of:=(47 + 8*[.$C19] + INT((34 + 8*[.$C19])/5))*[.O$7]" office:value-type="float" office:value="0.063" calcext:value-type="float">
            <text:p>0,06300</text:p>
          </table:table-cell>
          <table:table-cell table:style-name="ce16" table:formula="of:=130*[.$O$7]" office:value-type="float" office:value="0.13" calcext:value-type="float">
            <text:p>0,13</text:p>
          </table:table-cell>
          <table:table-cell table:style-name="ce13" table:formula="of:=SUMARRANGO([.$O$5]; [.$M$2:.M18])" office:value-type="float" office:value="1.201" calcext:value-type="float">
            <text:p>1,20100</text:p>
          </table:table-cell>
          <table:table-cell table:style-name="ce13" table:formula="of:= [.M19] + [.K19]" office:value-type="float" office:value="1.264" calcext:value-type="float">
            <text:p>1,26400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Backup Alarm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9" calcext:value-type="float">
            <text:p>0,9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7" office:value-type="float" office:value="20" calcext:value-type="float">
            <text:p>20</text:p>
          </table:table-cell>
          <table:table-cell table:style-name="ce2" office:value-type="string" calcext:value-type="string">
            <text:p>V/C</text:p>
          </table:table-cell>
          <table:table-cell table:style-name="ce2" office:value-type="string" calcext:value-type="string">
            <text:p>Brakes</text:p>
          </table:table-cell>
          <table:table-cell table:style-name="ce10" table:formula="of:=[.G20]-[.D20]" office:value-type="float" office:value="19.1" calcext:value-type="float">
            <text:p>19,10</text:p>
          </table:table-cell>
          <table:table-cell table:style-name="ce13" table:formula="of:=(47 + 8*[.$C20] + INT((34 + 8*[.$C20])/5))*[.O$7]" office:value-type="float" office:value="0.063" calcext:value-type="float">
            <text:p>0,06300</text:p>
          </table:table-cell>
          <table:table-cell table:style-name="ce16" table:formula="of:=130*[.$O$7]" office:value-type="float" office:value="0.13" calcext:value-type="float">
            <text:p>0,13</text:p>
          </table:table-cell>
          <table:table-cell table:style-name="ce13" table:formula="of:=SUMARRANGO([.$O$5]; [.$M$2:.M19])" office:value-type="float" office:value="1.264" calcext:value-type="float">
            <text:p>1,26400</text:p>
          </table:table-cell>
          <table:table-cell table:style-name="ce13" table:formula="of:= [.M20] + [.K20]" office:value-type="float" office:value="1.327" calcext:value-type="float">
            <text:p>1,32700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Brake Solenoid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8" calcext:value-type="float">
            <text:p>0,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7" office:value-type="float" office:value="20" calcext:value-type="float">
            <text:p>20</text:p>
          </table:table-cell>
          <table:table-cell table:style-name="ce2" office:value-type="string" calcext:value-type="string">
            <text:p>V/C</text:p>
          </table:table-cell>
          <table:table-cell table:style-name="ce2" office:value-type="string" calcext:value-type="string">
            <text:p>Brakes</text:p>
          </table:table-cell>
          <table:table-cell table:style-name="ce10" table:formula="of:=[.G21]-[.D21]" office:value-type="float" office:value="19.2" calcext:value-type="float">
            <text:p>19,20</text:p>
          </table:table-cell>
          <table:table-cell table:style-name="ce13" table:formula="of:=(47 + 8*[.$C21] + INT((34 + 8*[.$C21])/5))*[.O$7]" office:value-type="float" office:value="0.063" calcext:value-type="float">
            <text:p>0,06300</text:p>
          </table:table-cell>
          <table:table-cell table:style-name="ce16" table:formula="of:=130*[.$O$7]" office:value-type="float" office:value="0.13" calcext:value-type="float">
            <text:p>0,13</text:p>
          </table:table-cell>
          <table:table-cell table:style-name="ce13" table:formula="of:=SUMARRANGO([.$O$5]; [.$M$2:.M20])" office:value-type="float" office:value="1.327" calcext:value-type="float">
            <text:p>1,32700</text:p>
          </table:table-cell>
          <table:table-cell table:style-name="ce13" table:formula="of:= [.M21] + [.K21]" office:value-type="float" office:value="1.39" calcext:value-type="float">
            <text:p>1,39000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4" office:value-type="string" calcext:value-type="string">
            <text:p>Status/Malfunction (TBD)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8" calcext:value-type="float">
            <text:p>0,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7" office:value-type="float" office:value="20" calcext:value-type="float">
            <text:p>20</text:p>
          </table:table-cell>
          <table:table-cell table:style-name="ce2" office:value-type="string" calcext:value-type="string">
            <text:p>I/M C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22]-[.D22]" office:value-type="float" office:value="19.2" calcext:value-type="float">
            <text:p>19,20</text:p>
          </table:table-cell>
          <table:table-cell table:style-name="ce13" table:formula="of:=(47 + 8*[.$C22] + INT((34 + 8*[.$C22])/5))*[.O$7]" office:value-type="float" office:value="0.063" calcext:value-type="float">
            <text:p>0,06300</text:p>
          </table:table-cell>
          <table:table-cell table:style-name="ce16" table:formula="of:=130*[.$O$7]" office:value-type="float" office:value="0.13" calcext:value-type="float">
            <text:p>0,13</text:p>
          </table:table-cell>
          <table:table-cell table:style-name="ce13" table:formula="of:=SUMARRANGO([.$O$5]; [.$M$2:.M21])" office:value-type="float" office:value="1.39" calcext:value-type="float">
            <text:p>1,39000</text:p>
          </table:table-cell>
          <table:table-cell table:style-name="ce13" table:formula="of:= [.M22] + [.K22]" office:value-type="float" office:value="1.453" calcext:value-type="float">
            <text:p>1,45300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Brake Mode (Parallel/Split)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8" calcext:value-type="float">
            <text:p>0,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7" office:value-type="float" office:value="20" calcext:value-type="float">
            <text:p>20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23]-[.D23]" office:value-type="float" office:value="19.2" calcext:value-type="float">
            <text:p>19,20</text:p>
          </table:table-cell>
          <table:table-cell table:style-name="ce13" table:formula="of:=(47 + 8*[.$C23] + INT((34 + 8*[.$C23])/5))*[.O$7]" office:value-type="float" office:value="0.063" calcext:value-type="float">
            <text:p>0,06300</text:p>
          </table:table-cell>
          <table:table-cell table:style-name="ce16" table:formula="of:=130*[.$O$7]" office:value-type="float" office:value="0.13" calcext:value-type="float">
            <text:p>0,13</text:p>
          </table:table-cell>
          <table:table-cell table:style-name="ce13" table:formula="of:=SUMARRANGO([.$O$5]; [.$M$2:.M22])" office:value-type="float" office:value="1.453" calcext:value-type="float">
            <text:p>1,45300</text:p>
          </table:table-cell>
          <table:table-cell table:style-name="ce13" table:formula="of:= [.M23] + [.K23]" office:value-type="float" office:value="1.516" calcext:value-type="float">
            <text:p>1,51600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12V Power Relay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7" calcext:value-type="float">
            <text:p>0,7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7" office:value-type="float" office:value="20" calcext:value-type="float">
            <text:p>20</text:p>
          </table:table-cell>
          <table:table-cell table:style-name="ce2" office:value-type="string" calcext:value-type="string">
            <text:p>V/C</text:p>
          </table:table-cell>
          <table:table-cell table:style-name="ce2" office:value-type="string" calcext:value-type="string">
            <text:p>Battery</text:p>
          </table:table-cell>
          <table:table-cell table:style-name="ce10" table:formula="of:=[.G24]-[.D24]" office:value-type="float" office:value="19.3" calcext:value-type="float">
            <text:p>19,30</text:p>
          </table:table-cell>
          <table:table-cell table:style-name="ce13" table:formula="of:=(47 + 8*[.$C24] + INT((34 + 8*[.$C24])/5))*[.O$7]" office:value-type="float" office:value="0.063" calcext:value-type="float">
            <text:p>0,06300</text:p>
          </table:table-cell>
          <table:table-cell table:style-name="ce16" table:formula="of:=130*[.$O$7]" office:value-type="float" office:value="0.13" calcext:value-type="float">
            <text:p>0,13</text:p>
          </table:table-cell>
          <table:table-cell table:style-name="ce13" table:formula="of:=SUMARRANGO([.$O$5]; [.$M$2:.M23])" office:value-type="float" office:value="1.516" calcext:value-type="float">
            <text:p>1,51600</text:p>
          </table:table-cell>
          <table:table-cell table:style-name="ce13" table:formula="of:= [.M24] + [.K24]" office:value-type="float" office:value="1.579" calcext:value-type="float">
            <text:p>1,57900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4" office:value-type="string" calcext:value-type="string">
            <text:p>Shutdown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7" calcext:value-type="float">
            <text:p>0,7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7" office:value-type="float" office:value="20" calcext:value-type="float">
            <text:p>20</text:p>
          </table:table-cell>
          <table:table-cell table:style-name="ce2" office:value-type="string" calcext:value-type="string">
            <text:p>I/M C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25]-[.D25]" office:value-type="float" office:value="19.3" calcext:value-type="float">
            <text:p>19,30</text:p>
          </table:table-cell>
          <table:table-cell table:style-name="ce13" table:formula="of:=(47 + 8*[.$C25] + INT((34 + 8*[.$C25])/5))*[.O$7]" office:value-type="float" office:value="0.063" calcext:value-type="float">
            <text:p>0,06300</text:p>
          </table:table-cell>
          <table:table-cell table:style-name="ce16" table:formula="of:=130*[.$O$7]" office:value-type="float" office:value="0.13" calcext:value-type="float">
            <text:p>0,13</text:p>
          </table:table-cell>
          <table:table-cell table:style-name="ce13" table:formula="of:=SUMARRANGO([.$O$5]; [.$M$2:.M24])" office:value-type="float" office:value="1.579" calcext:value-type="float">
            <text:p>1,57900</text:p>
          </table:table-cell>
          <table:table-cell table:style-name="ce13" table:formula="of:= [.M25] + [.K25]" office:value-type="float" office:value="1.642" calcext:value-type="float">
            <text:p>1,64200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Speed Control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7" calcext:value-type="float">
            <text:p>0,7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7" office:value-type="float" office:value="20" calcext:value-type="float">
            <text:p>20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26]-[.D26]" office:value-type="float" office:value="19.3" calcext:value-type="float">
            <text:p>19,30</text:p>
          </table:table-cell>
          <table:table-cell table:style-name="ce13" table:formula="of:=(47 + 8*[.$C26] + INT((34 + 8*[.$C26])/5))*[.O$7]" office:value-type="float" office:value="0.063" calcext:value-type="float">
            <text:p>0,06300</text:p>
          </table:table-cell>
          <table:table-cell table:style-name="ce16" table:formula="of:=130*[.$O$7]" office:value-type="float" office:value="0.13" calcext:value-type="float">
            <text:p>0,13</text:p>
          </table:table-cell>
          <table:table-cell table:style-name="ce13" table:formula="of:=SUMARRANGO([.$O$5]; [.$M$2:.M25])" office:value-type="float" office:value="1.642" calcext:value-type="float">
            <text:p>1,64200</text:p>
          </table:table-cell>
          <table:table-cell table:style-name="ce13" table:formula="of:= [.M26] + [.K26]" office:value-type="float" office:value="1.705" calcext:value-type="float">
            <text:p>1,70500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DC/DC Converter Current Control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6" calcext:value-type="float">
            <text:p>0,6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7" office:value-type="float" office:value="20" calcext:value-type="float">
            <text:p>20</text:p>
          </table:table-cell>
          <table:table-cell table:style-name="ce2" office:value-type="string" calcext:value-type="string">
            <text:p>V/C</text:p>
          </table:table-cell>
          <table:table-cell table:style-name="ce2" office:value-type="string" calcext:value-type="string">
            <text:p>Battery</text:p>
          </table:table-cell>
          <table:table-cell table:style-name="ce10" table:formula="of:=[.G27]-[.D27]" office:value-type="float" office:value="19.4" calcext:value-type="float">
            <text:p>19,40</text:p>
          </table:table-cell>
          <table:table-cell table:style-name="ce13" table:formula="of:=(47 + 8*[.$C27] + INT((34 + 8*[.$C27])/5))*[.O$7]" office:value-type="float" office:value="0.063" calcext:value-type="float">
            <text:p>0,06300</text:p>
          </table:table-cell>
          <table:table-cell table:style-name="ce16" table:formula="of:=130*[.$O$7]" office:value-type="float" office:value="0.13" calcext:value-type="float">
            <text:p>0,13</text:p>
          </table:table-cell>
          <table:table-cell table:style-name="ce13" table:formula="of:=SUMARRANGO([.$O$5]; [.$M$2:.M26])" office:value-type="float" office:value="1.705" calcext:value-type="float">
            <text:p>1,70500</text:p>
          </table:table-cell>
          <table:table-cell table:style-name="ce13" table:formula="of:= [.M27] + [.K27]" office:value-type="float" office:value="1.768" calcext:value-type="float">
            <text:p>1,76800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Shift Lever (PRNDL)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6" calcext:value-type="float">
            <text:p>0,6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7" office:value-type="float" office:value="20" calcext:value-type="float">
            <text:p>20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28]-[.D28]" office:value-type="float" office:value="19.4" calcext:value-type="float">
            <text:p>19,40</text:p>
          </table:table-cell>
          <table:table-cell table:style-name="ce13" table:formula="of:=(47 + 8*[.$C28] + INT((34 + 8*[.$C28])/5))*[.O$7]" office:value-type="float" office:value="0.063" calcext:value-type="float">
            <text:p>0,06300</text:p>
          </table:table-cell>
          <table:table-cell table:style-name="ce16" table:formula="of:=130*[.$O$7]" office:value-type="float" office:value="0.13" calcext:value-type="float">
            <text:p>0,13</text:p>
          </table:table-cell>
          <table:table-cell table:style-name="ce13" table:formula="of:=SUMARRANGO([.$O$5]; [.$M$2:.M27])" office:value-type="float" office:value="1.768" calcext:value-type="float">
            <text:p>1,76800</text:p>
          </table:table-cell>
          <table:table-cell table:style-name="ce13" table:formula="of:= [.M28] + [.K28]" office:value-type="float" office:value="1.831" calcext:value-type="float">
            <text:p>1,83100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4" office:value-type="string" calcext:value-type="string">
            <text:p>Inverter Temperature Status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6" calcext:value-type="float">
            <text:p>0,6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7" office:value-type="float" office:value="20" calcext:value-type="float">
            <text:p>20</text:p>
          </table:table-cell>
          <table:table-cell table:style-name="ce2" office:value-type="string" calcext:value-type="string">
            <text:p>I/M C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29]-[.D29]" office:value-type="float" office:value="19.4" calcext:value-type="float">
            <text:p>19,40</text:p>
          </table:table-cell>
          <table:table-cell table:style-name="ce13" table:formula="of:=(47 + 8*[.$C29] + INT((34 + 8*[.$C29])/5))*[.O$7]" office:value-type="float" office:value="0.063" calcext:value-type="float">
            <text:p>0,06300</text:p>
          </table:table-cell>
          <table:table-cell table:style-name="ce16" table:formula="of:=130*[.$O$7]" office:value-type="float" office:value="0.13" calcext:value-type="float">
            <text:p>0,13</text:p>
          </table:table-cell>
          <table:table-cell table:style-name="ce13" table:formula="of:=SUMARRANGO([.$O$5]; [.$M$2:.M28])" office:value-type="float" office:value="1.831" calcext:value-type="float">
            <text:p>1,83100</text:p>
          </table:table-cell>
          <table:table-cell table:style-name="ce13" table:formula="of:= [.M29] + [.K29]" office:value-type="float" office:value="1.894" calcext:value-type="float">
            <text:p>1,89400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Reverse and 2nd Gear Clutches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5" calcext:value-type="float">
            <text:p>0,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7" office:value-type="float" office:value="20" calcext:value-type="float">
            <text:p>20</text:p>
          </table:table-cell>
          <table:table-cell table:style-name="ce2" office:value-type="string" calcext:value-type="string">
            <text:p>V/C</text:p>
          </table:table-cell>
          <table:table-cell table:style-name="ce2" office:value-type="string" calcext:value-type="string">
            <text:p>Trans</text:p>
          </table:table-cell>
          <table:table-cell table:style-name="ce10" table:formula="of:=[.G30]-[.D30]" office:value-type="float" office:value="19.5" calcext:value-type="float">
            <text:p>19,50</text:p>
          </table:table-cell>
          <table:table-cell table:style-name="ce13" table:formula="of:=(47 + 8*[.$C30] + INT((34 + 8*[.$C30])/5))*[.O$7]" office:value-type="float" office:value="0.063" calcext:value-type="float">
            <text:p>0,06300</text:p>
          </table:table-cell>
          <table:table-cell table:style-name="ce16" table:formula="of:=130*[.$O$7]" office:value-type="float" office:value="0.13" calcext:value-type="float">
            <text:p>0,13</text:p>
          </table:table-cell>
          <table:table-cell table:style-name="ce13" table:formula="of:=SUMARRANGO([.$O$5]; [.$M$2:.M29])" office:value-type="float" office:value="1.894" calcext:value-type="float">
            <text:p>1,89400</text:p>
          </table:table-cell>
          <table:table-cell table:style-name="ce13" table:formula="of:= [.M30] + [.K30]" office:value-type="float" office:value="1.957" calcext:value-type="float">
            <text:p>1,95700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4" office:value-type="string" calcext:value-type="string">
            <text:p>Inhibit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5" calcext:value-type="float">
            <text:p>0,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7" office:value-type="float" office:value="20" calcext:value-type="float">
            <text:p>20</text:p>
          </table:table-cell>
          <table:table-cell table:style-name="ce2" office:value-type="string" calcext:value-type="string">
            <text:p>I/M C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31]-[.D31]" office:value-type="float" office:value="19.5" calcext:value-type="float">
            <text:p>19,50</text:p>
          </table:table-cell>
          <table:table-cell table:style-name="ce13" table:formula="of:=(47 + 8*[.$C31] + INT((34 + 8*[.$C31])/5))*[.O$7]" office:value-type="float" office:value="0.063" calcext:value-type="float">
            <text:p>0,06300</text:p>
          </table:table-cell>
          <table:table-cell table:style-name="ce16" table:formula="of:=130*[.$O$7]" office:value-type="float" office:value="0.13" calcext:value-type="float">
            <text:p>0,13</text:p>
          </table:table-cell>
          <table:table-cell table:style-name="ce13" table:formula="of:=SUMARRANGO([.$O$5]; [.$M$2:.M30])" office:value-type="float" office:value="1.957" calcext:value-type="float">
            <text:p>1,95700</text:p>
          </table:table-cell>
          <table:table-cell table:style-name="ce13" table:formula="of:= [.M31] + [.K31]" office:value-type="float" office:value="2.02" calcext:value-type="float">
            <text:p>2,02000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Interlock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5" calcext:value-type="float">
            <text:p>0,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7" office:value-type="float" office:value="20" calcext:value-type="float">
            <text:p>20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32]-[.D32]" office:value-type="float" office:value="19.5" calcext:value-type="float">
            <text:p>19,50</text:p>
          </table:table-cell>
          <table:table-cell table:style-name="ce13" table:formula="of:=(47 + 8*[.$C32] + INT((34 + 8*[.$C32])/5))*[.O$7]" office:value-type="float" office:value="0.063" calcext:value-type="float">
            <text:p>0,06300</text:p>
          </table:table-cell>
          <table:table-cell table:style-name="ce16" table:formula="of:=130*[.$O$7]" office:value-type="float" office:value="0.13" calcext:value-type="float">
            <text:p>0,13</text:p>
          </table:table-cell>
          <table:table-cell table:style-name="ce13" table:formula="of:=SUMARRANGO([.$O$5]; [.$M$2:.M31])" office:value-type="float" office:value="2.02" calcext:value-type="float">
            <text:p>2,02000</text:p>
          </table:table-cell>
          <table:table-cell table:style-name="ce13" table:formula="of:= [.M32] + [.K32]" office:value-type="float" office:value="2.083" calcext:value-type="float">
            <text:p>2,08300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Emergency Brake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5" calcext:value-type="float">
            <text:p>0,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7" office:value-type="float" office:value="20" calcext:value-type="float">
            <text:p>20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33]-[.D33]" office:value-type="float" office:value="19.5" calcext:value-type="float">
            <text:p>19,50</text:p>
          </table:table-cell>
          <table:table-cell table:style-name="ce13" table:formula="of:=(47 + 8*[.$C33] + INT((34 + 8*[.$C33])/5))*[.O$7]" office:value-type="float" office:value="0.063" calcext:value-type="float">
            <text:p>0,06300</text:p>
          </table:table-cell>
          <table:table-cell table:style-name="ce16" table:formula="of:=130*[.$O$7]" office:value-type="float" office:value="0.13" calcext:value-type="float">
            <text:p>0,13</text:p>
          </table:table-cell>
          <table:table-cell table:style-name="ce13" table:formula="of:=SUMARRANGO([.$O$5]; [.$M$2:.M32])" office:value-type="float" office:value="2.083" calcext:value-type="float">
            <text:p>2,08300</text:p>
          </table:table-cell>
          <table:table-cell table:style-name="ce13" table:formula="of:= [.M33] + [.K33]" office:value-type="float" office:value="2.146" calcext:value-type="float">
            <text:p>2,14600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12V Power Ack I/M Contr,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4" calcext:value-type="float">
            <text:p>0,4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7" office:value-type="float" office:value="20" calcext:value-type="float">
            <text:p>20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34]-[.D34]" office:value-type="float" office:value="19.6" calcext:value-type="float">
            <text:p>19,60</text:p>
          </table:table-cell>
          <table:table-cell table:style-name="ce13" table:formula="of:=(47 + 8*[.$C34] + INT((34 + 8*[.$C34])/5))*[.O$7]" office:value-type="float" office:value="0.063" calcext:value-type="float">
            <text:p>0,06300</text:p>
          </table:table-cell>
          <table:table-cell table:style-name="ce16" table:formula="of:=130*[.$O$7]" office:value-type="float" office:value="0.13" calcext:value-type="float">
            <text:p>0,13</text:p>
          </table:table-cell>
          <table:table-cell table:style-name="ce13" table:formula="of:=SUMARRANGO([.$O$5]; [.$M$2:.M33])" office:value-type="float" office:value="2.146" calcext:value-type="float">
            <text:p>2,14600</text:p>
          </table:table-cell>
          <table:table-cell table:style-name="ce13" table:formula="of:= [.M34] + [.K34]" office:value-type="float" office:value="2.209" calcext:value-type="float">
            <text:p>2,20900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Accelerator Switch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4" calcext:value-type="float">
            <text:p>0,4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7" office:value-type="float" office:value="20" calcext:value-type="float">
            <text:p>20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35]-[.D35]" office:value-type="float" office:value="19.6" calcext:value-type="float">
            <text:p>19,60</text:p>
          </table:table-cell>
          <table:table-cell table:style-name="ce13" table:formula="of:=(47 + 8*[.$C35] + INT((34 + 8*[.$C35])/5))*[.O$7]" office:value-type="float" office:value="0.063" calcext:value-type="float">
            <text:p>0,06300</text:p>
          </table:table-cell>
          <table:table-cell table:style-name="ce16" table:formula="of:=130*[.$O$7]" office:value-type="float" office:value="0.13" calcext:value-type="float">
            <text:p>0,13</text:p>
          </table:table-cell>
          <table:table-cell table:style-name="ce13" table:formula="of:=SUMARRANGO([.$O$5]; [.$M$2:.M34])" office:value-type="float" office:value="2.209" calcext:value-type="float">
            <text:p>2,20900</text:p>
          </table:table-cell>
          <table:table-cell table:style-name="ce13" table:formula="of:= [.M35] + [.K35]" office:value-type="float" office:value="2.272" calcext:value-type="float">
            <text:p>2,27200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4" office:value-type="string" calcext:value-type="string">
            <text:p>FWD/REV Ack,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4" calcext:value-type="float">
            <text:p>0,4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7" office:value-type="float" office:value="20" calcext:value-type="float">
            <text:p>20</text:p>
          </table:table-cell>
          <table:table-cell table:style-name="ce2" office:value-type="string" calcext:value-type="string">
            <text:p>I/M C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36]-[.D36]" office:value-type="float" office:value="19.6" calcext:value-type="float">
            <text:p>19,60</text:p>
          </table:table-cell>
          <table:table-cell table:style-name="ce13" table:formula="of:=(47 + 8*[.$C36] + INT((34 + 8*[.$C36])/5))*[.O$7]" office:value-type="float" office:value="0.063" calcext:value-type="float">
            <text:p>0,06300</text:p>
          </table:table-cell>
          <table:table-cell table:style-name="ce16" table:formula="of:=130*[.$O$7]" office:value-type="float" office:value="0.13" calcext:value-type="float">
            <text:p>0,13</text:p>
          </table:table-cell>
          <table:table-cell table:style-name="ce13" table:formula="of:=SUMARRANGO([.$O$5]; [.$M$2:.M35])" office:value-type="float" office:value="2.272" calcext:value-type="float">
            <text:p>2,27200</text:p>
          </table:table-cell>
          <table:table-cell table:style-name="ce13" table:formula="of:= [.M36] + [.K36]" office:value-type="float" office:value="2.335" calcext:value-type="float">
            <text:p>2,33500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12V Power Ack Inverter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3" calcext:value-type="float">
            <text:p>0,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7" office:value-type="float" office:value="20" calcext:value-type="float">
            <text:p>20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37]-[.D37]" office:value-type="float" office:value="19.7" calcext:value-type="float">
            <text:p>19,70</text:p>
          </table:table-cell>
          <table:table-cell table:style-name="ce13" table:formula="of:=(47 + 8*[.$C37] + INT((34 + 8*[.$C37])/5))*[.O$7]" office:value-type="float" office:value="0.063" calcext:value-type="float">
            <text:p>0,06300</text:p>
          </table:table-cell>
          <table:table-cell table:style-name="ce16" table:formula="of:=130*[.$O$7]" office:value-type="float" office:value="0.13" calcext:value-type="float">
            <text:p>0,13</text:p>
          </table:table-cell>
          <table:table-cell table:style-name="ce13" table:formula="of:=SUMARRANGO([.$O$5]; [.$M$2:.M36])" office:value-type="float" office:value="2.335" calcext:value-type="float">
            <text:p>2,33500</text:p>
          </table:table-cell>
          <table:table-cell table:style-name="ce13" table:formula="of:= [.M37] + [.K37]" office:value-type="float" office:value="2.398" calcext:value-type="float">
            <text:p>2,39800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Key Switch Start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3" calcext:value-type="float">
            <text:p>0,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7" office:value-type="float" office:value="20" calcext:value-type="float">
            <text:p>20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38]-[.D38]" office:value-type="float" office:value="19.7" calcext:value-type="float">
            <text:p>19,70</text:p>
          </table:table-cell>
          <table:table-cell table:style-name="ce13" table:formula="of:=(47 + 8*[.$C38] + INT((34 + 8*[.$C38])/5))*[.O$7]" office:value-type="float" office:value="0.063" calcext:value-type="float">
            <text:p>0,06300</text:p>
          </table:table-cell>
          <table:table-cell table:style-name="ce16" table:formula="of:=130*[.$O$7]" office:value-type="float" office:value="0.13" calcext:value-type="float">
            <text:p>0,13</text:p>
          </table:table-cell>
          <table:table-cell table:style-name="ce13" table:formula="of:=SUMARRANGO([.$O$5]; [.$M$2:.M37])" office:value-type="float" office:value="2.398" calcext:value-type="float">
            <text:p>2,39800</text:p>
          </table:table-cell>
          <table:table-cell table:style-name="ce13" table:formula="of:= [.M38] + [.K38]" office:value-type="float" office:value="2.461" calcext:value-type="float">
            <text:p>2,46100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Brake Switch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3" calcext:value-type="float">
            <text:p>0,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S</text:p>
          </table:table-cell>
          <table:table-cell table:style-name="ce7" office:value-type="float" office:value="20" calcext:value-type="float">
            <text:p>20</text:p>
          </table:table-cell>
          <table:table-cell table:style-name="ce2" office:value-type="string" calcext:value-type="string">
            <text:p>Brakes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39]-[.D39]" office:value-type="float" office:value="19.7" calcext:value-type="float">
            <text:p>19,70</text:p>
          </table:table-cell>
          <table:table-cell table:style-name="ce13" table:formula="of:=(47 + 8*[.$C39] + INT((34 + 8*[.$C39])/5))*[.O$7]" office:value-type="float" office:value="0.063" calcext:value-type="float">
            <text:p>0,06300</text:p>
          </table:table-cell>
          <table:table-cell table:style-name="ce16" table:formula="of:=130*[.$O$7]" office:value-type="float" office:value="0.13" calcext:value-type="float">
            <text:p>0,13</text:p>
          </table:table-cell>
          <table:table-cell table:style-name="ce13" table:formula="of:=SUMARRANGO([.$O$5]; [.$M$2:.M38])" office:value-type="float" office:value="2.461" calcext:value-type="float">
            <text:p>2,46100</text:p>
          </table:table-cell>
          <table:table-cell table:style-name="ce13" table:formula="of:= [.M39] + [.K39]" office:value-type="float" office:value="2.524" calcext:value-type="float">
            <text:p>2,52400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Main Contactor Close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3" calcext:value-type="float">
            <text:p>0,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7" office:value-type="float" office:value="20" calcext:value-type="float">
            <text:p>20</text:p>
          </table:table-cell>
          <table:table-cell table:style-name="ce2" office:value-type="string" calcext:value-type="string">
            <text:p>I/M C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40]-[.D40]" office:value-type="float" office:value="19.7" calcext:value-type="float">
            <text:p>19,70</text:p>
          </table:table-cell>
          <table:table-cell table:style-name="ce13" table:formula="of:=(47 + 8*[.$C40] + INT((34 + 8*[.$C40])/5))*[.O$7]" office:value-type="float" office:value="0.063" calcext:value-type="float">
            <text:p>0,06300</text:p>
          </table:table-cell>
          <table:table-cell table:style-name="ce16" table:formula="of:=130*[.$O$7]" office:value-type="float" office:value="0.13" calcext:value-type="float">
            <text:p>0,13</text:p>
          </table:table-cell>
          <table:table-cell table:style-name="ce13" table:formula="of:=SUMARRANGO([.$O$5]; [.$M$2:.M39])" office:value-type="float" office:value="2.524" calcext:value-type="float">
            <text:p>2,52400</text:p>
          </table:table-cell>
          <table:table-cell table:style-name="ce13" table:formula="of:= [.M40] + [.K40]" office:value-type="float" office:value="2.587" calcext:value-type="float">
            <text:p>2,58700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12V Power Ack Vehicle Control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2" calcext:value-type="float">
            <text:p>0,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7" office:value-type="float" office:value="20" calcext:value-type="float">
            <text:p>20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41]-[.D41]" office:value-type="float" office:value="19.8" calcext:value-type="float">
            <text:p>19,80</text:p>
          </table:table-cell>
          <table:table-cell table:style-name="ce13" table:formula="of:=(47 + 8*[.$C41] + INT((34 + 8*[.$C41])/5))*[.O$7]" office:value-type="float" office:value="0.063" calcext:value-type="float">
            <text:p>0,06300</text:p>
          </table:table-cell>
          <table:table-cell table:style-name="ce16" table:formula="of:=130*[.$O$7]" office:value-type="float" office:value="0.13" calcext:value-type="float">
            <text:p>0,13</text:p>
          </table:table-cell>
          <table:table-cell table:style-name="ce13" table:formula="of:=SUMARRANGO([.$O$5]; [.$M$2:.M40])" office:value-type="float" office:value="2.587" calcext:value-type="float">
            <text:p>2,58700</text:p>
          </table:table-cell>
          <table:table-cell table:style-name="ce13" table:formula="of:= [.M41] + [.K41]" office:value-type="float" office:value="2.65" calcext:value-type="float">
            <text:p>2,65000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Key Switch Run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2" calcext:value-type="float">
            <text:p>0,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7" office:value-type="float" office:value="20" calcext:value-type="float">
            <text:p>20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42]-[.D42]" office:value-type="float" office:value="19.8" calcext:value-type="float">
            <text:p>19,80</text:p>
          </table:table-cell>
          <table:table-cell table:style-name="ce13" table:formula="of:=(47 + 8*[.$C42] + INT((34 + 8*[.$C42])/5))*[.O$7]" office:value-type="float" office:value="0.063" calcext:value-type="float">
            <text:p>0,06300</text:p>
          </table:table-cell>
          <table:table-cell table:style-name="ce16" table:formula="of:=130*[.$O$7]" office:value-type="float" office:value="0.13" calcext:value-type="float">
            <text:p>0,13</text:p>
          </table:table-cell>
          <table:table-cell table:style-name="ce13" table:formula="of:=SUMARRANGO([.$O$5]; [.$M$2:.M41])" office:value-type="float" office:value="2.65" calcext:value-type="float">
            <text:p>2,65000</text:p>
          </table:table-cell>
          <table:table-cell table:style-name="ce13" table:formula="of:= [.M42] + [.K42]" office:value-type="float" office:value="2.713" calcext:value-type="float">
            <text:p>2,71300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Auxiliary Battery Current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9" calcext:value-type="float">
            <text:p>0,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P</text:p>
          </table:table-cell>
          <table:table-cell table:style-name="ce7" office:value-type="float" office:value="100" calcext:value-type="float">
            <text:p>100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43]-[.D43]" office:value-type="float" office:value="99.1" calcext:value-type="float">
            <text:p>99,10</text:p>
          </table:table-cell>
          <table:table-cell table:style-name="ce13" table:formula="of:=(47 + 8*[.$C43] + INT((34 + 8*[.$C43])/5))*[.O$7]" office:value-type="float" office:value="0.063" calcext:value-type="float">
            <text:p>0,06300</text:p>
          </table:table-cell>
          <table:table-cell table:style-name="ce16" table:formula="of:=130*[.$O$7]" office:value-type="float" office:value="0.13" calcext:value-type="float">
            <text:p>0,13</text:p>
          </table:table-cell>
          <table:table-cell table:style-name="ce13" table:formula="of:=SUMARRANGO([.$O$5]; [.$M$2:.M42])" office:value-type="float" office:value="2.713" calcext:value-type="float">
            <text:p>2,71300</text:p>
          </table:table-cell>
          <table:table-cell table:style-name="ce13" table:formula="of:= [.M43] + [.K43]" office:value-type="float" office:value="2.776" calcext:value-type="float">
            <text:p>2,77600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Auxiliary Battery Voltage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8" calcext:value-type="float">
            <text:p>0,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P</text:p>
          </table:table-cell>
          <table:table-cell table:style-name="ce7" office:value-type="float" office:value="100" calcext:value-type="float">
            <text:p>100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44]-[.D44]" office:value-type="float" office:value="99.2" calcext:value-type="float">
            <text:p>99,20</text:p>
          </table:table-cell>
          <table:table-cell table:style-name="ce13" table:formula="of:=(47 + 8*[.$C44] + INT((34 + 8*[.$C44])/5))*[.O$7]" office:value-type="float" office:value="0.063" calcext:value-type="float">
            <text:p>0,06300</text:p>
          </table:table-cell>
          <table:table-cell table:style-name="ce16" table:formula="of:=130*[.$O$7]" office:value-type="float" office:value="0.13" calcext:value-type="float">
            <text:p>0,13</text:p>
          </table:table-cell>
          <table:table-cell table:style-name="ce13" table:formula="of:=SUMARRANGO([.$O$5]; [.$M$2:.M43])" office:value-type="float" office:value="2.776" calcext:value-type="float">
            <text:p>2,77600</text:p>
          </table:table-cell>
          <table:table-cell table:style-name="ce13" table:formula="of:= [.M44] + [.K44]" office:value-type="float" office:value="2.839" calcext:value-type="float">
            <text:p>2,83900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Traction Battery Current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7" calcext:value-type="float">
            <text:p>0,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P</text:p>
          </table:table-cell>
          <table:table-cell table:style-name="ce7" office:value-type="float" office:value="100" calcext:value-type="float">
            <text:p>100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45]-[.D45]" office:value-type="float" office:value="99.3" calcext:value-type="float">
            <text:p>99,30</text:p>
          </table:table-cell>
          <table:table-cell table:style-name="ce13" table:formula="of:=(47 + 8*[.$C45] + INT((34 + 8*[.$C45])/5))*[.O$7]" office:value-type="float" office:value="0.063" calcext:value-type="float">
            <text:p>0,06300</text:p>
          </table:table-cell>
          <table:table-cell table:style-name="ce16" table:formula="of:=130*[.$O$7]" office:value-type="float" office:value="0.13" calcext:value-type="float">
            <text:p>0,13</text:p>
          </table:table-cell>
          <table:table-cell table:style-name="ce13" table:formula="of:=SUMARRANGO([.$O$5]; [.$M$2:.M44])" office:value-type="float" office:value="2.839" calcext:value-type="float">
            <text:p>2,83900</text:p>
          </table:table-cell>
          <table:table-cell table:style-name="ce13" table:formula="of:= [.M45] + [.K45]" office:value-type="float" office:value="2.902" calcext:value-type="float">
            <text:p>2,90200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Traction Battery Voltage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6" calcext:value-type="float">
            <text:p>0,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P</text:p>
          </table:table-cell>
          <table:table-cell table:style-name="ce7" office:value-type="float" office:value="100" calcext:value-type="float">
            <text:p>100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46]-[.D46]" office:value-type="float" office:value="99.4" calcext:value-type="float">
            <text:p>99,40</text:p>
          </table:table-cell>
          <table:table-cell table:style-name="ce13" table:formula="of:=(47 + 8*[.$C46] + INT((34 + 8*[.$C46])/5))*[.O$7]" office:value-type="float" office:value="0.063" calcext:value-type="float">
            <text:p>0,06300</text:p>
          </table:table-cell>
          <table:table-cell table:style-name="ce16" table:formula="of:=130*[.$O$7]" office:value-type="float" office:value="0.13" calcext:value-type="float">
            <text:p>0,13</text:p>
          </table:table-cell>
          <table:table-cell table:style-name="ce13" table:formula="of:=SUMARRANGO([.$O$5]; [.$M$2:.M45])" office:value-type="float" office:value="2.902" calcext:value-type="float">
            <text:p>2,90200</text:p>
          </table:table-cell>
          <table:table-cell table:style-name="ce13" table:formula="of:= [.M46] + [.K46]" office:value-type="float" office:value="2.965" calcext:value-type="float">
            <text:p>2,96500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Vehicle Speed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4" calcext:value-type="float">
            <text:p>0,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P</text:p>
          </table:table-cell>
          <table:table-cell table:style-name="ce7" office:value-type="float" office:value="100" calcext:value-type="float">
            <text:p>100</text:p>
          </table:table-cell>
          <table:table-cell table:style-name="ce2" office:value-type="string" calcext:value-type="string">
            <text:p>Brakes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47]-[.D47]" office:value-type="float" office:value="99.6" calcext:value-type="float">
            <text:p>99,60</text:p>
          </table:table-cell>
          <table:table-cell table:style-name="ce13" table:formula="of:=(47 + 8*[.$C47] + INT((34 + 8*[.$C47])/5))*[.O$7]" office:value-type="float" office:value="0.063" calcext:value-type="float">
            <text:p>0,06300</text:p>
          </table:table-cell>
          <table:table-cell table:style-name="ce16" table:formula="of:=130*[.$O$7]" office:value-type="float" office:value="0.13" calcext:value-type="float">
            <text:p>0,13</text:p>
          </table:table-cell>
          <table:table-cell table:style-name="ce13" table:formula="of:=SUMARRANGO([.$O$5]; [.$M$2:.M46])" office:value-type="float" office:value="2.965" calcext:value-type="float">
            <text:p>2,96500</text:p>
          </table:table-cell>
          <table:table-cell table:style-name="ce13" table:formula="of:= [.M47] + [.K47]" office:value-type="float" office:value="3.028" calcext:value-type="float">
            <text:p>3,02800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Transaxle Lubrication Pressure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2" calcext:value-type="float">
            <text:p>0,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P</text:p>
          </table:table-cell>
          <table:table-cell table:style-name="ce7" office:value-type="float" office:value="100" calcext:value-type="float">
            <text:p>100</text:p>
          </table:table-cell>
          <table:table-cell table:style-name="ce2" office:value-type="string" calcext:value-type="string">
            <text:p>Trans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48]-[.D48]" office:value-type="float" office:value="99.8" calcext:value-type="float">
            <text:p>99,80</text:p>
          </table:table-cell>
          <table:table-cell table:style-name="ce13" table:formula="of:=(47 + 8*[.$C48] + INT((34 + 8*[.$C48])/5))*[.O$7]" office:value-type="float" office:value="0.063" calcext:value-type="float">
            <text:p>0,06300</text:p>
          </table:table-cell>
          <table:table-cell table:style-name="ce16" table:formula="of:=130*[.$O$7]" office:value-type="float" office:value="0.13" calcext:value-type="float">
            <text:p>0,13</text:p>
          </table:table-cell>
          <table:table-cell table:style-name="ce13" table:formula="of:=SUMARRANGO([.$O$5]; [.$M$2:.M47])" office:value-type="float" office:value="3.028" calcext:value-type="float">
            <text:p>3,02800</text:p>
          </table:table-cell>
          <table:table-cell table:style-name="ce13" table:formula="of:= [.M48] + [.K48]" office:value-type="float" office:value="3.091" calcext:value-type="float">
            <text:p>3,09100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Traction Battery Ground Fault Test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.7" calcext:value-type="float">
            <text:p>1,7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P</text:p>
          </table:table-cell>
          <table:table-cell table:style-name="ce7" office:value-type="float" office:value="1000" calcext:value-type="float">
            <text:p>1000</text:p>
          </table:table-cell>
          <table:table-cell table:style-name="ce2" office:value-type="string" calcext:value-type="string">
            <text:p>V/C</text:p>
          </table:table-cell>
          <table:table-cell table:style-name="ce2" office:value-type="string" calcext:value-type="string">
            <text:p>Brakes</text:p>
          </table:table-cell>
          <table:table-cell table:style-name="ce10" table:formula="of:=[.G49]-[.D49]" office:value-type="float" office:value="998.3" calcext:value-type="float">
            <text:p>998,30</text:p>
          </table:table-cell>
          <table:table-cell table:style-name="ce13" table:formula="of:=(47 + 8*[.$C49] + INT((34 + 8*[.$C49])/5))*[.O$7]" office:value-type="float" office:value="0.063" calcext:value-type="float">
            <text:p>0,06300</text:p>
          </table:table-cell>
          <table:table-cell table:style-name="ce16" table:formula="of:=130*[.$O$7]" office:value-type="float" office:value="0.13" calcext:value-type="float">
            <text:p>0,13</text:p>
          </table:table-cell>
          <table:table-cell table:style-name="ce13" table:formula="of:=SUMARRANGO([.$O$5]; [.$M$2:.M48])" office:value-type="float" office:value="3.091" calcext:value-type="float">
            <text:p>3,09100</text:p>
          </table:table-cell>
          <table:table-cell table:style-name="ce13" table:formula="of:= [.M49] + [.K49]" office:value-type="float" office:value="3.154" calcext:value-type="float">
            <text:p>3,15400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DC/DC Converter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.6" calcext:value-type="float">
            <text:p>1,6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P</text:p>
          </table:table-cell>
          <table:table-cell table:style-name="ce7" office:value-type="float" office:value="1000" calcext:value-type="float">
            <text:p>1000</text:p>
          </table:table-cell>
          <table:table-cell table:style-name="ce2" office:value-type="string" calcext:value-type="string">
            <text:p>V/C</text:p>
          </table:table-cell>
          <table:table-cell table:style-name="ce2" office:value-type="string" calcext:value-type="string">
            <text:p>Battery</text:p>
          </table:table-cell>
          <table:table-cell table:style-name="ce10" table:formula="of:=[.G50]-[.D50]" office:value-type="float" office:value="998.4" calcext:value-type="float">
            <text:p>998,40</text:p>
          </table:table-cell>
          <table:table-cell table:style-name="ce13" table:formula="of:=(47 + 8*[.$C50] + INT((34 + 8*[.$C50])/5))*[.O$7]" office:value-type="float" office:value="0.063" calcext:value-type="float">
            <text:p>0,06300</text:p>
          </table:table-cell>
          <table:table-cell table:style-name="ce16" table:formula="of:=130*[.$O$7]" office:value-type="float" office:value="0.13" calcext:value-type="float">
            <text:p>0,13</text:p>
          </table:table-cell>
          <table:table-cell table:style-name="ce13" table:formula="of:=SUMARRANGO([.$O$5]; [.$M$2:.M49])" office:value-type="float" office:value="3.154" calcext:value-type="float">
            <text:p>3,15400</text:p>
          </table:table-cell>
          <table:table-cell table:style-name="ce13" table:formula="of:= [.M50] + [.K50]" office:value-type="float" office:value="3.217" calcext:value-type="float">
            <text:p>3,21700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Traction Battery Ground Fault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.2" calcext:value-type="float">
            <text:p>1,2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P</text:p>
          </table:table-cell>
          <table:table-cell table:style-name="ce7" office:value-type="float" office:value="1000" calcext:value-type="float">
            <text:p>1000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51]-[.D51]" office:value-type="float" office:value="998.8" calcext:value-type="float">
            <text:p>998,80</text:p>
          </table:table-cell>
          <table:table-cell table:style-name="ce13" table:formula="of:=(47 + 8*[.$C51] + INT((34 + 8*[.$C51])/5))*[.O$7]" office:value-type="float" office:value="0.063" calcext:value-type="float">
            <text:p>0,06300</text:p>
          </table:table-cell>
          <table:table-cell table:style-name="ce16" table:formula="of:=130*[.$O$7]" office:value-type="float" office:value="0.13" calcext:value-type="float">
            <text:p>0,13</text:p>
          </table:table-cell>
          <table:table-cell table:style-name="ce13" table:formula="of:=SUMARRANGO([.$O$5]; [.$M$2:.M50])" office:value-type="float" office:value="3.217" calcext:value-type="float">
            <text:p>3,21700</text:p>
          </table:table-cell>
          <table:table-cell table:style-name="ce13" table:formula="of:= [.M51] + [.K51]" office:value-type="float" office:value="3.28" calcext:value-type="float">
            <text:p>3,28000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Traction Battery Temp, Max,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.1" calcext:value-type="float">
            <text:p>1,1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P</text:p>
          </table:table-cell>
          <table:table-cell table:style-name="ce7" office:value-type="float" office:value="1000" calcext:value-type="float">
            <text:p>1000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52]-[.D52]" office:value-type="float" office:value="998.9" calcext:value-type="float">
            <text:p>998,90</text:p>
          </table:table-cell>
          <table:table-cell table:style-name="ce13" table:formula="of:=(47 + 8*[.$C52] + INT((34 + 8*[.$C52])/5))*[.O$7]" office:value-type="float" office:value="0.063" calcext:value-type="float">
            <text:p>0,06300</text:p>
          </table:table-cell>
          <table:table-cell table:style-name="ce16" table:formula="of:=130*[.$O$7]" office:value-type="float" office:value="0.13" calcext:value-type="float">
            <text:p>0,13</text:p>
          </table:table-cell>
          <table:table-cell table:style-name="ce13" table:formula="of:=SUMARRANGO([.$O$5]; [.$M$2:.M51])" office:value-type="float" office:value="3.28" calcext:value-type="float">
            <text:p>3,28000</text:p>
          </table:table-cell>
          <table:table-cell table:style-name="ce13" table:formula="of:= [.M52] + [.K52]" office:value-type="float" office:value="3.343" calcext:value-type="float">
            <text:p>3,34300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Traction Battery Temp, Average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P</text:p>
          </table:table-cell>
          <table:table-cell table:style-name="ce7" office:value-type="float" office:value="1000" calcext:value-type="float">
            <text:p>1000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53]-[.D53]" office:value-type="float" office:value="999" calcext:value-type="float">
            <text:p>999,00</text:p>
          </table:table-cell>
          <table:table-cell table:style-name="ce13" table:formula="of:=(47 + 8*[.$C53] + INT((34 + 8*[.$C53])/5))*[.O$7]" office:value-type="float" office:value="0.063" calcext:value-type="float">
            <text:p>0,06300</text:p>
          </table:table-cell>
          <table:table-cell table:style-name="ce16" table:formula="of:=130*[.$O$7]" office:value-type="float" office:value="0.13" calcext:value-type="float">
            <text:p>0,13</text:p>
          </table:table-cell>
          <table:table-cell table:style-name="ce13" table:formula="of:=SUMARRANGO([.$O$5]; [.$M$2:.M52])" office:value-type="float" office:value="3.343" calcext:value-type="float">
            <text:p>3,34300</text:p>
          </table:table-cell>
          <table:table-cell table:style-name="ce13" table:formula="of:= [.M53] + [.K53]" office:value-type="float" office:value="3.406" calcext:value-type="float">
            <text:p>3,40600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Motor/Trans Over Temperature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3" calcext:value-type="float">
            <text:p>0,3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P</text:p>
          </table:table-cell>
          <table:table-cell table:style-name="ce7" office:value-type="float" office:value="1000" calcext:value-type="float">
            <text:p>1000</text:p>
          </table:table-cell>
          <table:table-cell table:style-name="ce2" office:value-type="string" calcext:value-type="string">
            <text:p>Trans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54]-[.D54]" office:value-type="float" office:value="999.7" calcext:value-type="float">
            <text:p>999,70</text:p>
          </table:table-cell>
          <table:table-cell table:style-name="ce13" table:formula="of:=(47 + 8*[.$C54] + INT((34 + 8*[.$C54])/5))*[.O$7]" office:value-type="float" office:value="0.063" calcext:value-type="float">
            <text:p>0,06300</text:p>
          </table:table-cell>
          <table:table-cell table:style-name="ce16" table:formula="of:=130*[.$O$7]" office:value-type="float" office:value="0.13" calcext:value-type="float">
            <text:p>0,13</text:p>
          </table:table-cell>
          <table:table-cell table:style-name="ce13" table:formula="of:=SUMARRANGO([.$O$5]; [.$M$2:.M53])" office:value-type="float" office:value="3.406" calcext:value-type="float">
            <text:p>3,40600</text:p>
          </table:table-cell>
          <table:table-cell table:style-name="ce13" table:formula="of:= [.M54] + [.K54]" office:value-type="float" office:value="3.469" calcext:value-type="float">
            <text:p>3,46900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4">
          <table:table-cell table:style-name="Default" table:number-columns-repeated="10"/>
          <table:table-cell table:style-name="ce14"/>
          <table:table-cell table:style-name="Default"/>
          <table:table-cell table:style-name="ce14" table:number-columns-repeated="2"/>
          <table:table-cell table:style-name="ce21"/>
          <table:table-cell table:style-name="Default" table:number-columns-repeated="1001"/>
          <table:table-cell table:number-columns-repeated="8"/>
        </table:table-row>
        <table:table-row table:style-name="ro4" table:number-rows-repeated="104852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Hoja2" table:style-name="ta1" table:print="false">
        <table:table-column table:style-name="co11" table:default-cell-style-name="Default"/>
        <table:table-row table:style-name="ro5">
          <table:table-cell/>
        </table:table-row>
      </table:table>
      <table:table table:name="Hoja3" table:style-name="ta1" table:print="false">
        <table:table-column table:style-name="co11" table:default-cell-style-name="Default"/>
        <table:table-row table:style-name="ro5">
          <table:table-cell/>
        </table:table-row>
      </table:table>
      <table:named-expressions/>
      <table:database-ranges>
        <table:database-range table:name="__Anonymous_Sheet_DB__0" table:target-range-address="Hoja1.A1:Hoja1.N55">
          <table:sort>
            <table:sort-by table:field-number="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6">
      <number:number number:decimal-places="3" loext:min-decimal-places="3" number:min-integer-digits="1"/>
    </number:number-style>
    <number:number-style style:name="N107">
      <number:number number:decimal-places="4" loext:min-decimal-places="4" number:min-integer-digits="1"/>
    </number:number-style>
    <number:number-style style:name="N108">
      <number:number number:decimal-places="5" loext:min-decimal-places="5" number:min-integer-digits="1"/>
    </number:number-style>
    <number:number-style style:name="N109">
      <number:number number:decimal-places="1" loext:min-decimal-places="1" number:min-integer-digits="1"/>
    </number:number-style>
    <number:number-style style:name="N110">
      <number:number number:decimal-places="6" loext:min-decimal-places="6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200 100c0 18-4 34-13 50-10 16-21 27-37 37-16 9-32 13-50 13s-34-4-50-13c-16-10-27-21-37-37-9-16-13-32-13-50s4-34 13-50c10-16 21-27 37-37 16-9 32-13 50-13s34 4 50 13c16 10 27 21 37 37 9 16 13 32 13 50z"/>
    <draw:marker draw:name="Fin_20_de_20_línea_20_1" draw:display-name="Fin de línea 1" svg:viewBox="0 0 200 200" svg:d="M200 100c0 18-4 34-13 50-10 16-21 27-37 37-16 9-32 13-50 13s-34-4-50-13c-16-10-27-21-37-37-9-16-13-32-13-50s4-34 13-50c10-16 21-27 37-37 16-9 32-13 50-13s34 4 50 13c16 10 27 21 37 37 9 16 13 32 13 50z"/>
    <draw:marker draw:name="Fin_20_de_20_línea_20_2" draw:display-name="Fin de línea 2" svg:viewBox="0 0 20 30" svg:d="M10 0l-10 30h20z"/>
    <draw:marker draw:name="Fin_20_de_20_línea_20_3" draw:display-name="Fin de línea 3" svg:viewBox="0 0 200 200" svg:d="M200 100c0 18-4 34-13 50-10 16-21 27-37 37-16 9-32 13-50 13s-34-4-50-13c-16-10-27-21-37-37-9-16-13-32-13-50s4-34 13-50c10-16 21-27 37-37 16-9 32-13 50-13s34 4 50 13c16 10 27 21 37 37 9 16 13 32 13 50z"/>
    <draw:marker draw:name="Fin_20_de_20_línea_20_4" draw:display-name="Fin de línea 4" svg:viewBox="0 0 200 200" svg:d="M200 100c0 18-4 34-13 50-10 16-21 27-37 37-16 9-32 13-50 13s-34-4-50-13c-16-10-27-21-37-37-9-16-13-32-13-50s4-34 13-50c10-16 21-27 37-37 16-9 32-13 50-13s34 4 50 13c16 10 27 21 37 37 9 16 13 32 13 5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7">00/00/0000</text:date>, <text:time style:data-style-name="N2" text:time-value="10:03:36.779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9T20:33:42.16</meta:creation-date>
    <dc:date>2016-09-17T11:54:17.342000000</dc:date>
    <meta:editing-duration>P1DT10H38M29S</meta:editing-duration>
    <meta:editing-cycles>105</meta:editing-cycles>
    <meta:generator>LibreOffice/5.2.1.2$Windows_X86_64 LibreOffice_project/31dd62db80d4e60af04904455ec9c9219178d620</meta:generator>
    <meta:document-statistic meta:table-count="3" meta:cell-count="765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
End Sub


'Función para sumar los valores de un rango
Function SumarRango( tiempoBit, Rango ) As Double 
	Dim oHojaActiva as Object
	Dim Wm_n, Jk, Tk, Ck, Cm, Bm as Object 
	Dim Wm_sig_n, serieTmp, ceilingValue As Double
	Dim co3 As Long, co2 As Long
	Dim args( 1 to 2 ) As Variant
	
	service = createUnoService("com.sun.star.sheet.FunctionAccess")
	
	oHojaActiva = ThisComponent.getCurrentController.getActiveSheet()
	co3 = UBound( Rango,1 )

	Bm = oHojaActiva.getCellByPosition( 11, co3+1)	'L(x-1) Bm
	Wm_n = oHojaActiva.getCellByPosition( 12, co3) 	'M(x-1)	Wm
	Wm_sig_n = Bm.Value								'Wn+1= Bm +...

	serieTmp = 0
	For co2 = UBound( Rango,1)  To LBound(Rango, 1) Step -1			'Todos de prioridad mayor a mi
	    Jk = oHojaActiva.getCellByPosition( 3, co2)			'D(x) J/ms
	    Tk = oHojaActiva.getCellByPosition( 4, co2)			'E(x) T/ms
	    Ck = oHojaActiva.getCellByPosition( 10, co2)			'K(x) Ck
	   
	   	args(1) = ((Wm_n.Value + Jk.Value + tiempoBit) / Tk.Value)
	  	args(2) = 1
	   	ceilingValue = service.callFunction( "CEILING", args() )
	   
	   	serieTmp = serieTmp + ceilingValue * Ck.Value
	     ' MsgBox "co2:" + co2 + "co3:" + co3
	Next co2
	
	'Asignamos el resultado
	SumarRango =  Wm_sig_n + serieTmp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Scripts/javascript/Macros/parcel-descriptor.xml><?xml version="1.0" encoding="utf-8"?>
<parcel xmlns:parcel="scripting.dtd" language="JavaScript">
  <script language="JavaScript">
    <locale lang="en">
      <displayname value="Macro1.js"/>
      <description>Macro1.js</description>
    </locale>
    <logicalname value="Macro1.js"/>
    <functionname value="Macro1.js"/>
  </script>
</parcel>
</file>